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000000100A5E89C63832021E8.png" manifest:media-type="image/png"/>
  <manifest:file-entry manifest:full-path="Pictures/10000201000002A8000001CB68A9C0036BEFA90F.png" manifest:media-type="image/png"/>
  <manifest:file-entry manifest:full-path="Pictures/1000020100000320000003200BF5B83258291375.png" manifest:media-type="image/png"/>
  <manifest:file-entry manifest:full-path="Pictures/100002010000012C0000012CD806D69CC92656C6.png" manifest:media-type="image/png"/>
  <manifest:file-entry manifest:full-path="Pictures/10000201000001CC0000015D82E4D30D7AF648AB.png" manifest:media-type="image/png"/>
  <manifest:file-entry manifest:full-path="Pictures/10000201000000FA000000FA0E5E55576279DC27.png" manifest:media-type="image/png"/>
  <manifest:file-entry manifest:full-path="Pictures/10000201000000CC000000D34EC24E5F89D8F705.png" manifest:media-type="image/png"/>
  <manifest:file-entry manifest:full-path="Pictures/100002010000012C0000012CB07E03EFEE930BB1.png" manifest:media-type="image/png"/>
  <manifest:file-entry manifest:full-path="Pictures/1000020100000177000001775BE58E70083F1D8C.png" manifest:media-type="image/png"/>
  <manifest:file-entry manifest:full-path="Pictures/10000201000000CA000000CABB3162F55F11180C.png" manifest:media-type="image/png"/>
  <manifest:file-entry manifest:full-path="Pictures/1000020100000064000000642C0E5E09B2C36C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29cm, 0cm, 3.182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3cm" svg:height="2.503cm" svg:x="10.213cm" svg:y="1.75cm">
          <draw:image xlink:href="Pictures/10000201000001CC0000015D82E4D30D7AF648AB.png" xlink:type="simple" xlink:show="embed" xlink:actuate="onLoad">
            <text:p/>
          </draw:image>
        </draw:frame>
        <draw:frame draw:style-name="gr1" draw:text-style-name="P1" draw:layer="layout" svg:width="2.667cm" svg:height="2.667cm" svg:x="13.515cm" svg:y="1.586cm">
          <draw:image xlink:href="Pictures/1000020100000177000001775BE58E70083F1D8C.png" xlink:type="simple" xlink:show="embed" xlink:actuate="onLoad">
            <text:p/>
          </draw:image>
        </draw:frame>
        <draw:frame draw:style-name="gr1" draw:text-style-name="P1" draw:layer="layout" svg:width="3.429cm" svg:height="2.314cm" svg:x="16.817cm" svg:y="1.685cm">
          <draw:image xlink:href="Pictures/10000201000002A8000001CB68A9C0036BEFA90F.png" xlink:type="simple" xlink:show="embed" xlink:actuate="onLoad">
            <text:p/>
          </draw:image>
        </draw:frame>
        <draw:frame draw:style-name="gr1" draw:text-style-name="P1" draw:layer="layout" svg:width="2.568cm" svg:height="2.568cm" svg:x="20.554cm" svg:y="1.558cm">
          <draw:image xlink:href="Pictures/100002010000012C0000012CD806D69CC92656C6.png" xlink:type="simple" xlink:show="embed" xlink:actuate="onLoad">
            <text:p/>
          </draw:image>
        </draw:frame>
        <draw:frame draw:style-name="gr2" draw:text-style-name="P1" draw:layer="layout" svg:width="4.035cm" svg:height="2.793cm" svg:x="23.821cm" svg:y="1.459cm">
          <draw:image xlink:href="Pictures/1000020100000320000003200BF5B83258291375.png" xlink:type="simple" xlink:show="embed" xlink:actuate="onLoad">
            <text:p/>
          </draw:image>
        </draw:frame>
        <draw:frame draw:style-name="gr1" draw:text-style-name="P1" draw:layer="layout" svg:width="2.507cm" svg:height="2.507cm" svg:x="18.901cm" svg:y="4.032cm">
          <draw:image xlink:href="Pictures/100002010000012C0000012CB07E03EFEE930BB1.png" xlink:type="simple" xlink:show="embed" xlink:actuate="onLoad">
            <text:p/>
          </draw:image>
        </draw:frame>
        <draw:frame draw:style-name="gr1" draw:text-style-name="P1" draw:layer="layout" svg:width="2.309cm" svg:height="2.309cm" svg:x="12.216cm" svg:y="4.23cm">
          <draw:image xlink:href="Pictures/10000201000000FA000000FA0E5E55576279DC27.png" xlink:type="simple" xlink:show="embed" xlink:actuate="onLoad">
            <text:p/>
          </draw:image>
        </draw:frame>
        <draw:frame draw:style-name="gr1" draw:text-style-name="P1" draw:layer="layout" svg:width="2.485cm" svg:height="2.485cm" svg:x="15.275cm" svg:y="4.308cm">
          <draw:image xlink:href="Pictures/10000201000000CA000000CABB3162F55F11180C.png" xlink:type="simple" xlink:show="embed" xlink:actuate="onLoad">
            <text:p/>
          </draw:image>
        </draw:frame>
        <draw:frame draw:style-name="gr1" draw:text-style-name="P1" draw:layer="layout" svg:width="2.518cm" svg:height="2.518cm" svg:x="22.373cm" svg:y="4.221cm">
          <draw:image xlink:href="Pictures/1000020100000064000000642C0E5E09B2C36C37.png" xlink:type="simple" xlink:show="embed" xlink:actuate="onLoad">
            <text:p/>
          </draw:image>
        </draw:frame>
        <draw:frame draw:style-name="gr3" draw:text-style-name="P1" draw:layer="layout" svg:width="3.619cm" svg:height="3.743cm" draw:transform="rotate (0.0268780704807127) translate (2.053cm 2.321cm)">
          <draw:image xlink:href="Pictures/10000201000000CC000000D34EC24E5F89D8F705.png" xlink:type="simple" xlink:show="embed" xlink:actuate="onLoad">
            <text:p/>
          </draw:image>
        </draw:frame>
        <draw:frame draw:style-name="gr1" draw:text-style-name="P1" draw:layer="layout" svg:width="2.112cm" svg:height="2.112cm" svg:x="7.361cm" svg:y="3.094cm">
          <draw:image xlink:href="Pictures/100002010000010000000100A5E89C63832021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3T09:07:47.305086868</meta:creation-date>
    <dc:date>2015-12-13T10:16:35.683710197</dc:date>
    <meta:editing-duration>PT23M27S</meta:editing-duration>
    <meta:editing-cycles>2</meta:editing-cycles>
    <meta:generator>LibreOffice/5.0.2.2$Linux_X86_64 LibreOffice_project/00m0$Build-2</meta:generator>
    <meta:document-statistic meta:object-count="11"/>
  </office:meta>
</office:document-meta>
</file>